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5cm"/>
    </style:style>
    <style:style style:name="co2" style:family="table-column">
      <style:table-column-properties fo:break-before="auto" style:column-width="3.364cm"/>
    </style:style>
    <style:style style:name="co3" style:family="table-column">
      <style:table-column-properties fo:break-before="auto" style:column-width="2.00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2.323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1.942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3.276cm"/>
    </style:style>
    <style:style style:name="co23" style:family="table-column">
      <style:table-column-properties fo:break-before="auto" style:column-width="1.588cm"/>
    </style:style>
    <style:style style:name="co24" style:family="table-column">
      <style:table-column-properties fo:break-before="auto" style:column-width="1.662cm"/>
    </style:style>
    <style:style style:name="co25" style:family="table-column">
      <style:table-column-properties fo:break-before="auto" style:column-width="4.613cm"/>
    </style:style>
    <style:style style:name="co26" style:family="table-column">
      <style:table-column-properties fo:break-before="auto" style:column-width="1.8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weight="bold" style:font-name-asian="DejaVu Sans" style:font-name-complex="DejaVu Sans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/>
    </style:style>
    <style:style style:name="ce10" style:family="table-cell" style:parent-style-name="Default">
      <style:text-properties style:font-name="Liberation Sans" style:font-name-asian="DejaVu Sans" style:font-name-complex="DejaVu Sans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  <style:text-properties fo:color="#2a6099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</style:style>
    <style:style style:name="ce48" style:family="table-cell" style:parent-style-name="Default">
      <style:text-properties fo:color="#2a6099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74pt solid #000000" fo:border-right="none" fo:border-top="none"/>
    </style:style>
    <style:style style:name="ce51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7">
      <style:table-cell-properties fo:border-bottom="0.74pt solid #000000" fo:background-color="#ffbf00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23" style:family="table-cell" style:parent-style-name="Default" style:data-style-name="N107"/>
    <style:style style:name="ce24" style:family="table-cell" style:parent-style-name="Default" style:data-style-name="N107"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3" style:family="table-cell" style:parent-style-name="Default" style:data-style-name="N108"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ackground-color="#6b5e9b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order-bottom="none" fo:border-left="0.74pt solid #000000" fo:border-right="none" fo:border-top="none"/>
    </style:style>
    <style:style style:name="ce30" style:family="table-cell" style:parent-style-name="Default" style:data-style-name="N1">
      <style:table-cell-properties fo:border="none"/>
    </style:style>
    <style:style style:name="ce31" style:family="table-cell" style:parent-style-name="Default">
      <style:table-cell-properties fo:border="none"/>
    </style:style>
    <style:style style:name="ce59" style:family="table-cell" style:parent-style-name="Default">
      <style:table-cell-properties fo:border-bottom="0.74pt solid #000000" fo:background-color="#6b5e9b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ackground-color="#8e86ae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35" style:family="table-cell" style:parent-style-name="Default" style:data-style-name="N108"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64" style:family="table-cell" style:parent-style-name="Default">
      <style:table-cell-properties fo:border-bottom="0.74pt solid #000000" fo:background-color="#81aca6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>
      <style:table-cell-properties fo:border-bottom="0.74pt solid #000000" fo:background-color="#50938a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50938a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2" style:family="table-cell" style:parent-style-name="Default" style:data-style-name="N2"/>
    <style:style style:name="ce43" style:family="table-cell" style:parent-style-name="Default">
      <style:table-cell-properties fo:border-bottom="0.74pt solid #000000" fo:background-color="#069a2e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 style:data-style-name="N2">
      <style:text-properties fo:font-weight="bold" style:font-weight-asian="bold" style:font-weight-complex="bold"/>
    </style:style>
    <style:style style:name="ce69" style:family="table-cell" style:parent-style-name="Default" style:data-style-name="N11"/>
    <style:style style:name="ce73" style:family="table-cell" style:parent-style-name="Default">
      <style:text-properties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="Liberation Sans" style:language-complex="hi" style:country-complex="I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number-columns-repeated="2" table:default-cell-style-name="ce6"/>
        <table:table-row table:style-name="ro1" table:number-rows-repeated="2"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Table USER</text:p>
          </table:table-cell>
          <table:covered-table-cell table:number-columns-repeated="2" table:style-name="ce1"/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>
            <text:p>Colun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  <text:p>(Bytes)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RCHAR(6)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VARCHAR(255)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DAT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Índice (hash)</text:p>
          </table:table-cell>
          <table:table-cell table:style-name="ce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Índice UF</text:p>
          </table:table-cell>
          <table:table-cell table:style-name="ce3" office:value-type="string" calcext:value-type="string">
            <text:p>-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Total por Row</text:p>
          </table:table-cell>
          <table:table-cell table:style-name="ce7" office:value-type="string" calcext:value-type="string">
            <text:p>-</text:p>
          </table:table-cell>
          <table:table-cell table:style-name="ce5" table:formula="of:=SUM([.C5:.C11])" office:value-type="float" office:value="1060" calcext:value-type="float">
            <text:p>1060</text:p>
          </table:table-cell>
          <table:table-cell table:style-name="ce11" office:value-type="string" calcext:value-type="string">
            <text:p>By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table:formula="of:=[.C12]/1000" office:value-type="float" office:value="1.06" calcext:value-type="float">
            <text:p>1,06</text:p>
          </table:table-cell>
          <table:table-cell table:style-name="ce12"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4">
          <table:table-cell table:style-name="ce1" office:value-type="string" calcext:value-type="string" table:number-columns-spanned="4" table:number-rows-spanned="1">
            <text:p>Table URL</text:p>
          </table:table-cell>
          <table:covered-table-cell table:number-columns-repeated="2" table:style-name="ce1"/>
          <table:covered-table-cell/>
          <table:table-cell table:number-columns-repeated="2"/>
        </table:table-row>
        <table:table-row table:style-name="ro5">
          <table:table-cell table:style-name="ce2" office:value-type="string" calcext:value-type="string">
            <text:p>Colun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  <text:p>(Bytes)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VARCHAR(6)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(1 byte por caractere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rget_url</text:p>
          </table:table-cell>
          <table:table-cell table:style-name="ce3" office:value-type="string" calcext:value-type="string">
            <text:p>VARCHAR(2048)</text:p>
          </table:table-cell>
          <table:table-cell office:value-type="float" office:value="2048" calcext:value-type="float">
            <text:p>2048</text:p>
          </table:table-cell>
          <table:table-cell table:style-name="ce10" office:value-type="string" calcext:value-type="string">
            <text:p>(estimativa média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TIMESTAMP(6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xpires_at</text:p>
          </table:table-cell>
          <table:table-cell table:style-name="ce3"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UUID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Índice (hash)</text:p>
          </table:table-cell>
          <table:table-cell table:style-name="ce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imado | 6Bytes + overhead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Índice FK</text:p>
          </table:table-cell>
          <table:table-cell table:style-name="ce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imado | 6Bytes + overhea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otal por Row</text:p>
          </table:table-cell>
          <table:table-cell table:style-name="ce7" office:value-type="string" calcext:value-type="string">
            <text:p>-</text:p>
          </table:table-cell>
          <table:table-cell table:style-name="ce5" table:formula="of:=SUM([.C17:.C23])" office:value-type="float" office:value="2104" calcext:value-type="float">
            <text:p>2104</text:p>
          </table:table-cell>
          <table:table-cell table:style-name="ce11" office:value-type="string" calcext:value-type="string">
            <text:p>By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table:formula="of:=[.C24]/1000" office:value-type="float" office:value="2.104" calcext:value-type="float">
            <text:p>2,104</text:p>
          </table:table-cell>
          <table:table-cell table:style-name="ce12" office:value-type="string" calcext:value-type="string">
            <text:p>KB</text:p>
          </table:table-cell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</table:table>
      <table:table table:name="Cal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ce23"/>
        <table:table-column table:style-name="co15" table:default-cell-style-name="ce2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visibility="collapse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row table:style-name="ro6">
          <table:table-cell table:style-name="ce47" office:value-type="string" calcext:value-type="string">
            <text:p>Cenário</text:p>
          </table:table-cell>
          <table:table-cell table:style-name="ce15" office:value-type="string" calcext:value-type="string">
            <text:p>URLs Novas</text:p>
            <text:p>Minuto (RPM)</text:p>
          </table:table-cell>
          <table:table-cell table:style-name="ce47" office:value-type="string" calcext:value-type="string">
            <text:p>Rate</text:p>
            <text:p>Leitura</text:p>
          </table:table-cell>
          <table:table-cell table:style-name="ce47" office:value-type="string" calcext:value-type="string">
            <text:p>Rate</text:p>
            <text:p>Escrita</text:p>
          </table:table-cell>
          <table:table-cell table:style-name="ce47" office:value-type="string" calcext:value-type="string">
            <text:p>Row DB</text:p>
            <text:p><text:span text:style-name="T1">Bytes</text:span></text:p>
          </table:table-cell>
          <table:table-cell table:style-name="ce47" office:value-type="string" calcext:value-type="string">
            <text:p>RPM</text:p>
          </table:table-cell>
          <table:table-cell table:style-name="ce49" office:value-type="string" calcext:value-type="string">
            <text:p>URLs Criadas</text:p>
            <text:p>Hora</text:p>
          </table:table-cell>
          <table:table-cell table:style-name="ce49" office:value-type="string" calcext:value-type="string">
            <text:p>URLs Criadas</text:p>
            <text:p><text:span text:style-name="T2">Dia</text:span></text:p>
          </table:table-cell>
          <table:table-cell table:style-name="ce51" office:value-type="string" calcext:value-type="string">
            <text:p>Storage </text:p>
            <text:p>Dia Byte</text:p>
          </table:table-cell>
          <table:table-cell table:style-name="ce22" office:value-type="string" calcext:value-type="string">
            <text:p>Storage </text:p>
            <text:p>Dia KB</text:p>
          </table:table-cell>
          <table:table-cell table:style-name="ce22" office:value-type="string" calcext:value-type="string">
            <text:p>Storage </text:p>
            <text:p>Dia MB</text:p>
          </table:table-cell>
          <table:table-cell table:style-name="ce55" office:value-type="string" calcext:value-type="string">
            <text:p>Storage </text:p>
            <text:p>ANO GB</text:p>
          </table:table-cell>
          <table:table-cell table:style-name="ce56" office:value-type="string" calcext:value-type="string">
            <text:p>Storage </text:p>
            <text:p>5 Anos GB</text:p>
          </table:table-cell>
          <table:table-cell table:style-name="ce57" office:value-type="string" calcext:value-type="string">
            <text:p>Cache </text:p>
            <text:p>Min URLs</text:p>
          </table:table-cell>
          <table:table-cell table:style-name="ce57" office:value-type="string" calcext:value-type="string">
            <text:p><text:span text:style-name="T1">Cache </text:span></text:p>
            <text:p><text:span text:style-name="T1">Dia URLs</text:span></text:p>
          </table:table-cell>
          <table:table-cell table:style-name="ce59" office:value-type="string" calcext:value-type="string">
            <text:p>Cache </text:p>
            <text:p>Dia Byte</text:p>
          </table:table-cell>
          <table:table-cell table:style-name="ce60" office:value-type="string" calcext:value-type="string">
            <text:p>Cache </text:p>
            <text:p>Dia MB</text:p>
          </table:table-cell>
          <table:table-cell table:style-name="ce61" office:value-type="string" calcext:value-type="string">
            <text:p>Cache </text:p>
            <text:p>Dia GB</text:p>
          </table:table-cell>
          <table:table-cell table:style-name="ce63" office:value-type="string" calcext:value-type="string">
            <text:p>Leitura</text:p>
            <text:p>Dia</text:p>
          </table:table-cell>
          <table:table-cell table:style-name="ce64" office:value-type="string" calcext:value-type="string">
            <text:p><text:span text:style-name="T1">Leitura </text:span></text:p>
            <text:p><text:span text:style-name="T1">Dia Byte</text:span></text:p>
          </table:table-cell>
          <table:table-cell table:style-name="ce64" office:value-type="string" calcext:value-type="string">
            <text:p><text:span text:style-name="T1">Leitura </text:span></text:p>
            <text:p><text:span text:style-name="T1">Dia GB</text:span></text:p>
          </table:table-cell>
          <table:table-cell table:style-name="ce40" office:value-type="string" calcext:value-type="string">
            <text:p>Escrita</text:p>
            <text:p>Dia</text:p>
          </table:table-cell>
          <table:table-cell table:style-name="ce65" office:value-type="string" calcext:value-type="string">
            <text:p>Escrita </text:p>
            <text:p>Dia Byte</text:p>
          </table:table-cell>
          <table:table-cell table:style-name="ce65" office:value-type="string" calcext:value-type="string">
            <text:p>Escrita </text:p>
            <text:p><text:span text:style-name="T3">Dia GB</text:span></text:p>
          </table:table-cell>
          <table:table-cell table:style-name="ce43" office:value-type="string" calcext:value-type="string">
            <text:p>Bandwidht </text:p>
            <text:p>Dia (L/E)</text:p>
          </table:table-cell>
          <table:table-cell table:style-name="ce43" office:value-type="string" calcext:value-type="string">
            <text:p>Bandwidht </text:p>
            <text:p>Dia GB</text:p>
          </table:table-cell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$AC$10]" office:value-type="float" office:value="2104" calcext:value-type="float">
            <text:p>2104</text:p>
          </table:table-cell>
          <table:table-cell table:style-name="ce48" office:value-type="float" office:value="500" calcext:value-type="float">
            <text:p>500</text:p>
          </table:table-cell>
          <table:table-cell table:style-name="ce50" table:formula="of:=[.B2]*60" office:value-type="float" office:value="600" calcext:value-type="float">
            <text:p>600</text:p>
          </table:table-cell>
          <table:table-cell table:formula="of:=[.B2]*60*24" office:value-type="float" office:value="14400" calcext:value-type="float">
            <text:p>14400</text:p>
          </table:table-cell>
          <table:table-cell table:style-name="ce50" table:formula="of:=[.H2]*[.E2]" office:value-type="float" office:value="30297600" calcext:value-type="float">
            <text:p>30297600</text:p>
          </table:table-cell>
          <table:table-cell table:formula="of:=[.I2]/[.$AC$2]" office:value-type="float" office:value="29587.5" calcext:value-type="float">
            <text:p>29587,500</text:p>
          </table:table-cell>
          <table:table-cell table:style-name="ce24" table:formula="of:=[.J2]/[.$AC$2]" office:value-type="float" office:value="28.89404296875" calcext:value-type="float">
            <text:p>28,894</text:p>
          </table:table-cell>
          <table:table-cell table:style-name="ce53" table:formula="of:=([.K2]*365)/[.$AC$2]" office:value-type="float" office:value="10.2991461753845" calcext:value-type="float">
            <text:p>10,3</text:p>
          </table:table-cell>
          <table:table-cell table:style-name="ce53" table:formula="of:=[.L2]*5" office:value-type="float" office:value="51.4957308769226" calcext:value-type="float">
            <text:p>51,5</text:p>
          </table:table-cell>
          <table:table-cell table:style-name="ce29" table:formula="of:=[.F2]*[.$AC$7]" office:value-type="float" office:value="400" calcext:value-type="float">
            <text:p>400</text:p>
          </table:table-cell>
          <table:table-cell table:style-name="ce30" table:formula="of:=[.F2]*[.$AC$7]*(60*24)" office:value-type="float" office:value="576000" calcext:value-type="float">
            <text:p>576000</text:p>
          </table:table-cell>
          <table:table-cell table:formula="of:=[.O2]*[.$AC$13]" office:value-type="float" office:value="1203264000" calcext:value-type="float">
            <text:p>1203264000</text:p>
          </table:table-cell>
          <table:table-cell table:style-name="ce24" table:formula="of:=[.P2]/([.$AC$2]^2)" office:value-type="float" office:value="1147.52197265625" calcext:value-type="float">
            <text:p>1147,522</text:p>
          </table:table-cell>
          <table:table-cell table:style-name="ce35" table:formula="of:=[.P2]/([.$AC$2]^3)" office:value-type="float" office:value="1.12062692642212" calcext:value-type="float">
            <text:p>1,1</text:p>
          </table:table-cell>
          <table:table-cell table:style-name="ce58" table:formula="of:=([.B2]*[.C2]*60*24)" office:value-type="float" office:value="720000" calcext:value-type="float">
            <text:p>720000,00</text:p>
          </table:table-cell>
          <table:table-cell table:style-name="ce39" table:formula="of:=([.S2]*[.$AC$13])" office:value-type="float" office:value="1504080000" calcext:value-type="float">
            <text:p>1504080000,00</text:p>
          </table:table-cell>
          <table:table-cell table:style-name="ce39" table:formula="of:=[.T2]/([.$AC$2]^3)" office:value-type="float" office:value="1.40078365802765" calcext:value-type="float">
            <text:p>1,40</text:p>
          </table:table-cell>
          <table:table-cell table:style-name="ce50" table:formula="of:=([.B2]*60*24)" office:value-type="float" office:value="14400" calcext:value-type="float">
            <text:p>14400</text:p>
          </table:table-cell>
          <table:table-cell table:formula="of:=([.V2]*[.$AC$14])" office:value-type="float" office:value="30297600" calcext:value-type="float">
            <text:p>30297600</text:p>
          </table:table-cell>
          <table:table-cell table:style-name="ce62" table:formula="of:=[.W2]/([.$AC$2]^3)" office:value-type="float" office:value="0.0282168388366699" calcext:value-type="float">
            <text:p>0,03</text:p>
          </table:table-cell>
          <table:table-cell table:style-name="ce44" table:formula="of:=[.S2]+[.V2]" office:value-type="float" office:value="734400" calcext:value-type="float">
            <text:p>734400,00</text:p>
          </table:table-cell>
          <table:table-cell table:style-name="ce68" table:formula="of:=([.T2]+[.W2])/([.$AC$2]^3)" office:value-type="float" office:value="1.42900049686432" calcext:value-type="float">
            <text:p>1,43</text:p>
          </table:table-cell>
          <table:table-cell table:style-name="ce62"/>
          <table:table-cell office:value-type="string" calcext:value-type="string">
            <text:p>Base conversão bytes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$AC$10]" office:value-type="float" office:value="2104" calcext:value-type="float">
            <text:p>2104</text:p>
          </table:table-cell>
          <table:table-cell table:style-name="ce48" office:value-type="float" office:value="5000" calcext:value-type="float">
            <text:p>5000</text:p>
          </table:table-cell>
          <table:table-cell table:style-name="ce50" table:formula="of:=[.B3]*60" office:value-type="float" office:value="6000" calcext:value-type="float">
            <text:p>6000</text:p>
          </table:table-cell>
          <table:table-cell table:formula="of:=[.B3]*60*24" office:value-type="float" office:value="144000" calcext:value-type="float">
            <text:p>144000</text:p>
          </table:table-cell>
          <table:table-cell table:style-name="ce50" table:formula="of:=[.H3]*[.E3]" office:value-type="float" office:value="302976000" calcext:value-type="float">
            <text:p>302976000</text:p>
          </table:table-cell>
          <table:table-cell table:formula="of:=[.I3]/[.$AC$2]" office:value-type="float" office:value="295875" calcext:value-type="float">
            <text:p>295875,000</text:p>
          </table:table-cell>
          <table:table-cell table:style-name="ce24" table:formula="of:=[.J3]/[.$AC$2]" office:value-type="float" office:value="288.9404296875" calcext:value-type="float">
            <text:p>288,940</text:p>
          </table:table-cell>
          <table:table-cell table:style-name="ce53" table:formula="of:=([.K3]*365)/[.$AC$2]" office:value-type="float" office:value="102.991461753845" calcext:value-type="float">
            <text:p>103,0</text:p>
          </table:table-cell>
          <table:table-cell table:style-name="ce53" table:formula="of:=[.L3]*5" office:value-type="float" office:value="514.957308769226" calcext:value-type="float">
            <text:p>515,0</text:p>
          </table:table-cell>
          <table:table-cell table:style-name="ce29" table:formula="of:=[.F3]*[.$AC$7]" office:value-type="float" office:value="4000" calcext:value-type="float">
            <text:p>4000</text:p>
          </table:table-cell>
          <table:table-cell table:style-name="ce30" table:formula="of:=[.F3]*[.$AC$7]*(60*24)" office:value-type="float" office:value="5760000" calcext:value-type="float">
            <text:p>5760000</text:p>
          </table:table-cell>
          <table:table-cell table:formula="of:=[.O3]*[.$AC$13]" office:value-type="float" office:value="12032640000" calcext:value-type="float">
            <text:p>12032640000</text:p>
          </table:table-cell>
          <table:table-cell table:style-name="ce24" table:formula="of:=[.P3]/([.$AC$2]^2)" office:value-type="float" office:value="11475.2197265625" calcext:value-type="float">
            <text:p>11475,220</text:p>
          </table:table-cell>
          <table:table-cell table:style-name="ce35" table:formula="of:=[.P3]/([.$AC$2]^3)" office:value-type="float" office:value="11.2062692642212" calcext:value-type="float">
            <text:p>11,2</text:p>
          </table:table-cell>
          <table:table-cell table:style-name="ce58" table:formula="of:=([.B3]*[.C3]*60*24)" office:value-type="float" office:value="7200000" calcext:value-type="float">
            <text:p>7200000,00</text:p>
          </table:table-cell>
          <table:table-cell table:style-name="ce39" table:formula="of:=([.S3]*[.$AC$13])" office:value-type="float" office:value="15040800000" calcext:value-type="float">
            <text:p>15040800000,00</text:p>
          </table:table-cell>
          <table:table-cell table:style-name="ce39" table:formula="of:=[.T3]/([.$AC$2]^3)" office:value-type="float" office:value="14.0078365802765" calcext:value-type="float">
            <text:p>14,01</text:p>
          </table:table-cell>
          <table:table-cell table:style-name="ce50" table:formula="of:=([.B3]*60*24)" office:value-type="float" office:value="144000" calcext:value-type="float">
            <text:p>144000</text:p>
          </table:table-cell>
          <table:table-cell table:formula="of:=([.V3]*[.$AC$14])" office:value-type="float" office:value="302976000" calcext:value-type="float">
            <text:p>302976000</text:p>
          </table:table-cell>
          <table:table-cell table:style-name="ce62" table:formula="of:=[.W3]/([.$AC$2]^3)" office:value-type="float" office:value="0.282168388366699" calcext:value-type="float">
            <text:p>0,28</text:p>
          </table:table-cell>
          <table:table-cell table:style-name="ce44" table:formula="of:=[.S3]+[.V3]" office:value-type="float" office:value="7344000" calcext:value-type="float">
            <text:p>7344000,00</text:p>
          </table:table-cell>
          <table:table-cell table:style-name="ce68" table:formula="of:=([.T3]+[.W3])/([.$AC$2]^3)" office:value-type="float" office:value="14.2900049686432" calcext:value-type="float">
            <text:p>14,29</text:p>
          </table:table-cell>
          <table:table-cell/>
          <table:table-cell office:value-type="string" calcext:value-type="string">
            <text:p>Minutos na Hora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float" office:value="100" calcext:value-type="float">
            <text:p>1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$AC$10]" office:value-type="float" office:value="2104" calcext:value-type="float">
            <text:p>2104</text:p>
          </table:table-cell>
          <table:table-cell table:style-name="ce48" office:value-type="float" office:value="50000" calcext:value-type="float">
            <text:p>50000</text:p>
          </table:table-cell>
          <table:table-cell table:style-name="ce50" table:formula="of:=[.B4]*60" office:value-type="float" office:value="6000" calcext:value-type="float">
            <text:p>6000</text:p>
          </table:table-cell>
          <table:table-cell table:formula="of:=[.B4]*60*24" office:value-type="float" office:value="144000" calcext:value-type="float">
            <text:p>144000</text:p>
          </table:table-cell>
          <table:table-cell table:style-name="ce50" table:formula="of:=[.H4]*[.E4]" office:value-type="float" office:value="302976000" calcext:value-type="float">
            <text:p>302976000</text:p>
          </table:table-cell>
          <table:table-cell table:formula="of:=[.I4]/[.$AC$2]" office:value-type="float" office:value="295875" calcext:value-type="float">
            <text:p>295875,000</text:p>
          </table:table-cell>
          <table:table-cell table:style-name="ce24" table:formula="of:=[.J4]/[.$AC$2]" office:value-type="float" office:value="288.9404296875" calcext:value-type="float">
            <text:p>288,940</text:p>
          </table:table-cell>
          <table:table-cell table:style-name="ce53" table:formula="of:=([.K4]*365)/[.$AC$2]" office:value-type="float" office:value="102.991461753845" calcext:value-type="float">
            <text:p>103,0</text:p>
          </table:table-cell>
          <table:table-cell table:style-name="ce53" table:formula="of:=[.L4]*5" office:value-type="float" office:value="514.957308769226" calcext:value-type="float">
            <text:p>515,0</text:p>
          </table:table-cell>
          <table:table-cell table:style-name="ce29" table:formula="of:=[.F4]*[.$AC$7]" office:value-type="float" office:value="40000" calcext:value-type="float">
            <text:p>40000</text:p>
          </table:table-cell>
          <table:table-cell table:style-name="ce30" table:formula="of:=[.F4]*[.$AC$7]*(60*24)" office:value-type="float" office:value="57600000" calcext:value-type="float">
            <text:p>57600000</text:p>
          </table:table-cell>
          <table:table-cell table:formula="of:=[.O4]*[.$AC$13]" office:value-type="float" office:value="120326400000" calcext:value-type="float">
            <text:p>120326400000</text:p>
          </table:table-cell>
          <table:table-cell table:style-name="ce24" table:formula="of:=[.P4]/([.$AC$2]^2)" office:value-type="float" office:value="114752.197265625" calcext:value-type="float">
            <text:p>114752,197</text:p>
          </table:table-cell>
          <table:table-cell table:style-name="ce35" table:formula="of:=[.P4]/([.$AC$2]^3)" office:value-type="float" office:value="112.062692642212" calcext:value-type="float">
            <text:p>112,1</text:p>
          </table:table-cell>
          <table:table-cell table:style-name="ce58" table:formula="of:=([.B4]*[.C4]*60*24)" office:value-type="float" office:value="72000000" calcext:value-type="float">
            <text:p>72000000,00</text:p>
          </table:table-cell>
          <table:table-cell table:style-name="ce39" table:formula="of:=([.S4]*[.$AC$13])" office:value-type="float" office:value="150408000000" calcext:value-type="float">
            <text:p>150408000000,00</text:p>
          </table:table-cell>
          <table:table-cell table:style-name="ce39" table:formula="of:=[.T4]/([.$AC$2]^3)" office:value-type="float" office:value="140.078365802765" calcext:value-type="float">
            <text:p>140,08</text:p>
          </table:table-cell>
          <table:table-cell table:style-name="ce50" table:formula="of:=([.B4]*60*24)" office:value-type="float" office:value="144000" calcext:value-type="float">
            <text:p>144000</text:p>
          </table:table-cell>
          <table:table-cell table:formula="of:=([.V4]*[.$AC$14])" office:value-type="float" office:value="302976000" calcext:value-type="float">
            <text:p>302976000</text:p>
          </table:table-cell>
          <table:table-cell table:style-name="ce62" table:formula="of:=[.W4]/([.$AC$2]^3)" office:value-type="float" office:value="0.282168388366699" calcext:value-type="float">
            <text:p>0,28</text:p>
          </table:table-cell>
          <table:table-cell table:style-name="ce44" table:formula="of:=[.S4]+[.V4]" office:value-type="float" office:value="72144000" calcext:value-type="float">
            <text:p>72144000,00</text:p>
          </table:table-cell>
          <table:table-cell table:style-name="ce68" table:formula="of:=([.T4]+[.W4])/([.$AC$2]^3)" office:value-type="float" office:value="140.360534191132" calcext:value-type="float">
            <text:p>140,36</text:p>
          </table:table-cell>
          <table:table-cell/>
          <table:table-cell office:value-type="string" calcext:value-type="string">
            <text:p>Horas no D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6" office:value-type="float" office:value="1000" calcext:value-type="float">
            <text:p>10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$AC$10]" office:value-type="float" office:value="2104" calcext:value-type="float">
            <text:p>2104</text:p>
          </table:table-cell>
          <table:table-cell table:style-name="ce48" office:value-type="float" office:value="500000" calcext:value-type="float">
            <text:p>500000</text:p>
          </table:table-cell>
          <table:table-cell table:style-name="ce50" table:formula="of:=[.B5]*60" office:value-type="float" office:value="60000" calcext:value-type="float">
            <text:p>60000</text:p>
          </table:table-cell>
          <table:table-cell table:formula="of:=[.B5]*60*24" office:value-type="float" office:value="1440000" calcext:value-type="float">
            <text:p>1440000</text:p>
          </table:table-cell>
          <table:table-cell table:style-name="ce50" table:formula="of:=[.H5]*[.E5]" office:value-type="float" office:value="3029760000" calcext:value-type="float">
            <text:p>3029760000</text:p>
          </table:table-cell>
          <table:table-cell table:formula="of:=[.I5]/[.$AC$2]" office:value-type="float" office:value="2958750" calcext:value-type="float">
            <text:p>2958750,000</text:p>
          </table:table-cell>
          <table:table-cell table:style-name="ce24" table:formula="of:=[.J5]/[.$AC$2]" office:value-type="float" office:value="2889.404296875" calcext:value-type="float">
            <text:p>2889,404</text:p>
          </table:table-cell>
          <table:table-cell table:style-name="ce53" table:formula="of:=([.K5]*365)/[.$AC$2]" office:value-type="float" office:value="1029.91461753845" calcext:value-type="float">
            <text:p>1029,9</text:p>
          </table:table-cell>
          <table:table-cell table:style-name="ce53" table:formula="of:=[.L5]*5" office:value-type="float" office:value="5149.57308769226" calcext:value-type="float">
            <text:p>5149,6</text:p>
          </table:table-cell>
          <table:table-cell table:style-name="ce29" table:formula="of:=[.F5]*[.$AC$7]" office:value-type="float" office:value="400000" calcext:value-type="float">
            <text:p>400000</text:p>
          </table:table-cell>
          <table:table-cell table:style-name="ce30" table:formula="of:=[.F5]*[.$AC$7]*(60*24)" office:value-type="float" office:value="576000000" calcext:value-type="float">
            <text:p>576000000</text:p>
          </table:table-cell>
          <table:table-cell table:formula="of:=[.O5]*[.$AC$13]" office:value-type="float" office:value="1203264000000" calcext:value-type="float">
            <text:p>1203264000000</text:p>
          </table:table-cell>
          <table:table-cell table:style-name="ce24" table:formula="of:=[.P5]/([.$AC$2]^2)" office:value-type="float" office:value="1147521.97265625" calcext:value-type="float">
            <text:p>1147521,973</text:p>
          </table:table-cell>
          <table:table-cell table:style-name="ce35" table:formula="of:=[.P5]/([.$AC$2]^3)" office:value-type="float" office:value="1120.62692642212" calcext:value-type="float">
            <text:p>1120,6</text:p>
          </table:table-cell>
          <table:table-cell table:style-name="ce58" table:formula="of:=([.B5]*[.C5]*60*24)" office:value-type="float" office:value="720000000" calcext:value-type="float">
            <text:p>720000000,00</text:p>
          </table:table-cell>
          <table:table-cell table:style-name="ce39" table:formula="of:=([.S5]*[.$AC$13])" office:value-type="float" office:value="1504080000000" calcext:value-type="float">
            <text:p>1504080000000,00</text:p>
          </table:table-cell>
          <table:table-cell table:style-name="ce39" table:formula="of:=[.T5]/([.$AC$2]^3)" office:value-type="float" office:value="1400.78365802765" calcext:value-type="float">
            <text:p>1400,78</text:p>
          </table:table-cell>
          <table:table-cell table:style-name="ce50" table:formula="of:=([.B5]*60*24)" office:value-type="float" office:value="1440000" calcext:value-type="float">
            <text:p>1440000</text:p>
          </table:table-cell>
          <table:table-cell table:formula="of:=([.V5]*[.$AC$14])" office:value-type="float" office:value="3029760000" calcext:value-type="float">
            <text:p>3029760000</text:p>
          </table:table-cell>
          <table:table-cell table:style-name="ce62" table:formula="of:=[.W5]/([.$AC$2]^3)" office:value-type="float" office:value="2.82168388366699" calcext:value-type="float">
            <text:p>2,82</text:p>
          </table:table-cell>
          <table:table-cell table:style-name="ce44" table:formula="of:=[.S5]+[.V5]" office:value-type="float" office:value="721440000" calcext:value-type="float">
            <text:p>721440000,00</text:p>
          </table:table-cell>
          <table:table-cell table:style-name="ce68" table:formula="of:=([.T5]+[.W5])/([.$AC$2]^3)" office:value-type="float" office:value="1403.60534191132" calcext:value-type="float">
            <text:p>1403,61</text:p>
          </table:table-cell>
          <table:table-cell/>
          <table:table-cell office:value-type="string" calcext:value-type="string">
            <text:p>Dias no Ano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/>
          <table:table-cell table:style-name="ce17"/>
          <table:table-cell table:number-columns-repeated="4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style-name="ce31"/>
          <table:table-cell table:number-columns-repeated="3"/>
          <table:table-cell table:style-name="ce50"/>
          <table:table-cell table:style-name="ce31" table:number-columns-repeated="2"/>
          <table:table-cell table:style-name="ce50"/>
          <table:table-cell table:number-columns-repeated="2"/>
          <table:table-cell table:style-name="ce45"/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4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style-name="ce31"/>
          <table:table-cell table:number-columns-repeated="3"/>
          <table:table-cell table:style-name="ce50"/>
          <table:table-cell table:style-name="ce31" table:number-columns-repeated="2"/>
          <table:table-cell table:style-name="ce50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Cache % URLs</text:p>
          </table:table-cell>
          <table:table-cell table:style-name="ce69"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/>
          <table:table-cell table:style-name="ce17"/>
          <table:table-cell table:number-columns-repeated="4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style-name="ce31"/>
          <table:table-cell table:number-columns-repeated="3"/>
          <table:table-cell table:style-name="ce50"/>
          <table:table-cell table:style-name="ce31" table:number-columns-repeated="2"/>
          <table:table-cell table:style-name="ce50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Cache TTL hora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style-name="ce17"/>
          <table:table-cell table:number-columns-repeated="4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style-name="ce31"/>
          <table:table-cell table:number-columns-repeated="3"/>
          <table:table-cell table:style-name="ce50"/>
          <table:table-cell table:style-name="ce31" table:number-columns-repeated="2"/>
          <table:table-cell table:style-name="ce50"/>
          <table:table-cell table:number-columns-repeated="2"/>
          <table:table-cell table:style-name="ce45"/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4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style-name="ce31"/>
          <table:table-cell table:number-columns-repeated="3"/>
          <table:table-cell table:style-name="ce50"/>
          <table:table-cell table:style-name="ce31" table:number-columns-repeated="2"/>
          <table:table-cell table:style-name="ce50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Byte Linha completa URL</text:p>
          </table:table-cell>
          <table:table-cell table:style-name="ce48" table:formula="of:=[$Tabelas.$C$24]" office:value-type="float" office:value="2104" calcext:value-type="float">
            <text:p>2104</text:p>
          </table:table-cell>
          <table:table-cell table:style-name="ce48"/>
        </table:table-row>
        <table:table-row table:style-name="ro1">
          <table:table-cell/>
          <table:table-cell table:style-name="ce17"/>
          <table:table-cell table:number-columns-repeated="4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style-name="ce31"/>
          <table:table-cell table:number-columns-repeated="3"/>
          <table:table-cell table:style-name="ce50"/>
          <table:table-cell table:style-name="ce31" table:number-columns-repeated="2"/>
          <table:table-cell table:style-name="ce50"/>
          <table:table-cell table:number-columns-repeated="2"/>
          <table:table-cell table:style-name="ce45"/>
          <table:table-cell table:number-columns-repeated="5"/>
        </table:table-row>
        <table:table-row table:style-name="ro1">
          <table:table-cell/>
          <table:table-cell table:style-name="ce17"/>
          <table:table-cell table:number-columns-repeated="4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style-name="ce31"/>
          <table:table-cell table:number-columns-repeated="3"/>
          <table:table-cell table:style-name="ce50"/>
          <table:table-cell table:style-name="ce31" table:number-columns-repeated="2"/>
          <table:table-cell table:style-name="ce50"/>
          <table:table-cell table:number-columns-repeated="2"/>
          <table:table-cell table:style-name="ce46"/>
          <table:table-cell table:number-columns-repeated="5"/>
        </table:table-row>
        <table:table-row table:style-name="ro1">
          <table:table-cell table:number-columns-repeated="21"/>
          <table:table-cell table:style-name="ce50"/>
          <table:table-cell table:number-columns-repeated="2"/>
          <table:table-cell table:style-name="ce70"/>
          <table:table-cell table:number-columns-repeated="2"/>
          <table:table-cell office:value-type="string" calcext:value-type="string">
            <text:p>Leitura → Hash + URL</text:p>
          </table:table-cell>
          <table:table-cell table:formula="of:=6+2083" office:value-type="float" office:value="2089" calcext:value-type="float">
            <text:p>2089</text:p>
          </table:table-cell>
          <table:table-cell/>
        </table:table-row>
        <table:table-row table:style-name="ro1">
          <table:table-cell table:number-columns-repeated="24"/>
          <table:table-cell table:style-name="ce70"/>
          <table:table-cell table:number-columns-repeated="2"/>
          <table:table-cell office:value-type="string" calcext:value-type="string">
            <text:p>Escrita → Linha completa</text:p>
          </table:table-cell>
          <table:table-cell table:formula="of:=[.AC10]" office:value-type="float" office:value="2104" calcext:value-type="float">
            <text:p>2104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8"/>
          <table:table-cell table:style-name="ce73"/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8"/>
          <table:table-cell table:style-name="ce62"/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9"/>
          <table:table-cell table:formula="of:=(400*2089*1440)/1024^3" office:value-type="float" office:value="1.12062692642212" calcext:value-type="float">
            <text:p>1,12062692642212</text:p>
          </table:table-cell>
          <table:table-cell table:number-columns-repeated="10"/>
        </table:table-row>
        <table:table-row table:style-name="ro1" table:number-rows-repeated="1048555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07:02:53.882108013</meta:creation-date>
    <dc:date>2025-01-27T18:55:38.780347734</dc:date>
    <meta:editing-duration>PT6H3M22S</meta:editing-duration>
    <meta:editing-cycles>7</meta:editing-cycles>
    <meta:generator>LibreOffice/7.4.7.2$Linux_X86_64 LibreOffice_project/40$Build-2</meta:generator>
    <dc:title>project111 - Plano de Capacidade</dc:title>
    <meta:document-statistic meta:table-count="2" meta:cell-count="215" meta:object-count="0"/>
  </office:meta>
</office:document-meta>
</file>